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960000019013E216F0C8E9A914.jpg" manifest:media-type="image/jpeg"/>
  <manifest:file-entry manifest:full-path="Pictures/10000000000000D4000000EE0BEAD2F941EDA04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automatic-styles>
    <style:style style:name="P1" style:family="paragraph" style:parent-style-name="Standard">
      <style:paragraph-properties fo:text-align="center" style:justify-single-word="false"/>
      <style:text-properties style:font-name="Arial" fo:font-size="8pt" fo:font-weight="bold" style:font-size-asian="8pt" style:font-weight-asian="bold" style:font-size-complex="20pt"/>
    </style:style>
    <style:style style:name="P2" style:family="paragraph" style:parent-style-name="Standard">
      <style:paragraph-properties fo:line-height="150%"/>
      <style:text-properties style:font-name="Arial" fo:font-size="8pt" fo:font-style="italic" style:font-size-asian="8pt" style:font-style-asian="italic" style:font-size-complex="8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size-complex="20pt"/>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size-complex="26pt"/>
    </style:style>
    <style:style style:name="P5" style:family="paragraph" style:parent-style-name="Standard">
      <style:text-properties style:font-name="Arial" fo:font-size="9pt" fo:font-style="italic" style:font-size-asian="9pt" style:font-style-asian="italic" style:font-size-complex="18pt"/>
    </style:style>
    <style:style style:name="P6" style:family="paragraph" style:parent-style-name="Standard">
      <style:paragraph-properties fo:text-align="center" style:justify-single-word="false"/>
    </style:style>
    <style:style style:name="P7" style:family="paragraph" style:parent-style-name="Standard">
      <style:paragraph-properties fo:line-height="150%"/>
    </style:style>
    <style:style style:name="P8" style:family="paragraph" style:parent-style-name="Standard">
      <style:paragraph-properties fo:line-height="150%"/>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paragraph-properties fo:text-align="end" style:justify-single-word="false"/>
    </style:style>
    <style:style style:name="P10" style:family="paragraph" style:parent-style-name="Standard">
      <style:paragraph-properties fo:margin-left="0cm" fo:margin-right="0cm" fo:text-align="end" style:justify-single-word="false" fo:text-indent="1.249cm" style:auto-text-indent="false"/>
    </style:style>
    <style:style style:name="P11" style:family="paragraph" style:parent-style-name="Standard">
      <style:paragraph-properties fo:margin-left="1.249cm" fo:margin-right="0cm" fo:text-indent="0cm" style:auto-text-indent="false">
        <style:tab-stops/>
      </style:paragraph-properties>
    </style:style>
    <style:style style:name="P12" style:family="paragraph" style:parent-style-name="Standard" style:master-page-name="MP0">
      <style:paragraph-properties fo:text-align="center" style:justify-single-word="false" style:page-number="auto" fo:break-before="page"/>
      <style:text-properties style:font-name="Arial" fo:font-size="8pt" fo:font-weight="bold" style:font-size-asian="8pt" style:font-weight-asian="bold" style:font-size-complex="20pt"/>
    </style:style>
    <style:style style:name="P13" style:family="paragraph" style:parent-style-name="Standard">
      <style:paragraph-properties fo:line-height="150%"/>
    </style:style>
    <style:style style:name="P14" style:family="paragraph" style:parent-style-name="Standard">
      <style:paragraph-properties fo:line-height="150%"/>
      <style:text-properties officeooo:paragraph-rsid="001c72d2"/>
    </style:style>
    <style:style style:name="P15" style:family="paragraph" style:parent-style-name="Standard">
      <style:text-properties style:font-name="Times New Roman" fo:font-size="9pt" style:font-size-asian="9pt" style:font-size-complex="18pt"/>
    </style:style>
    <style:style style:name="T1" style:family="text">
      <style:text-properties style:font-name="Arial" fo:font-weight="bold" style:font-weight-asian="bold"/>
    </style:style>
    <style:style style:name="T2" style:family="text">
      <style:text-properties style:font-name="Arial" fo:font-size="8pt" fo:font-style="italic" style:font-size-asian="8pt" style:font-style-asian="italic" style:font-size-complex="8pt"/>
    </style:style>
    <style:style style:name="T3" style:family="text">
      <style:text-properties style:font-name="Arial" fo:font-size="8pt" fo:font-style="italic" officeooo:rsid="001c72d2" style:font-size-asian="8pt" style:font-style-asian="italic" style:font-size-complex="8pt"/>
    </style:style>
    <style:style style:name="T4" style:family="text">
      <style:text-properties style:font-name="Arial" fo:font-size="8pt" fo:font-style="italic" fo:font-weight="bold" style:font-size-asian="8pt" style:font-style-asian="italic" style:font-weight-asian="bold" style:font-size-complex="8pt"/>
    </style:style>
    <style:style style:name="T5" style:family="text">
      <style:text-properties style:font-name="Arial" fo:font-size="8pt" fo:font-style="italic" fo:font-weight="bold" officeooo:rsid="001c72d2" style:font-size-asian="8pt" style:font-style-asian="italic" style:font-weight-asian="bold" style:font-size-complex="8pt" style:font-weight-complex="bold"/>
    </style:style>
    <style:style style:name="T6" style:family="text">
      <style:text-properties style:font-name="Arial" fo:font-size="8pt" fo:font-weight="bold" style:font-size-asian="8pt" style:font-weight-asian="bold"/>
    </style:style>
    <style:style style:name="T7" style:family="text">
      <style:text-properties style:font-name="Arial" fo:font-size="8pt" fo:font-weight="bold" style:font-size-asian="8pt" style:font-weight-asian="bold" style:font-size-complex="8pt"/>
    </style:style>
    <style:style style:name="T8" style:family="text">
      <style:text-properties style:font-name="Arial" fo:font-size="8pt" style:font-size-asian="8pt" style:font-size-complex="8pt"/>
    </style:style>
    <style:style style:name="T9" style:family="text">
      <style:text-properties style:font-name="Arial" fo:font-size="8pt" fo:font-style="normal" fo:font-weight="bold" style:font-size-asian="8pt" style:font-style-asian="normal" style:font-weight-asian="bold" style:font-size-complex="8pt" style:font-style-complex="normal" style:font-weight-complex="bold"/>
    </style:style>
    <style:style style:name="T10" style:family="text">
      <style:text-properties style:font-name="Arial" fo:font-size="13pt" fo:font-style="italic" fo:font-weight="bold" officeooo:rsid="001c72d2" style:font-size-asian="13pt" style:font-style-asian="italic" style:font-weight-asian="bold" style:font-size-complex="13pt" style:font-weight-complex="bold"/>
    </style:style>
    <style:style style:name="T11" style:family="text">
      <style:text-properties style:font-name="Arial" fo:font-size="11pt" fo:font-style="italic" fo:font-weight="bold" officeooo:rsid="001c72d2" style:font-size-asian="11pt" style:font-style-asian="italic" style:font-weight-asian="bold" style:font-size-complex="11pt" style:font-weight-complex="bold"/>
    </style:style>
    <style:style style:name="T12"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Arial" fo:font-size="11pt" fo:font-style="italic" fo:font-weight="bold" officeooo:rsid="001c72d2" style:font-size-asian="11pt" style:font-style-asian="italic" style:font-weight-asian="bold" style:font-size-complex="11pt" style:font-style-complex="italic" style:font-weight-complex="bold"/>
    </style:style>
    <style:style style:name="T14" style:family="text">
      <style:text-properties style:font-name="Arial" fo:font-size="11pt" fo:font-style="italic" style:font-size-asian="11pt" style:font-style-asian="italic" style:font-size-complex="11pt"/>
    </style:style>
    <style:style style:name="T15" style:family="text">
      <style:text-properties style:font-name="Arial" fo:font-size="11pt" fo:font-style="italic" officeooo:rsid="001c72d2" style:font-size-asian="11pt" style:font-style-asian="italic" style:font-size-complex="11pt"/>
    </style:style>
    <style:style style:name="T16" style:family="text">
      <style:text-properties style:font-name="Arial" fo:font-size="11pt" fo:font-style="italic" style:font-size-asian="11pt" style:font-style-asian="italic" style:font-size-complex="11pt" style:font-style-complex="italic"/>
    </style:style>
    <style:style style:name="T17" style:family="text">
      <style:text-properties style:font-name="Arial" fo:font-size="11pt" fo:font-style="italic" officeooo:rsid="001c72d2" style:font-size-asian="11pt" style:font-style-asian="italic" style:font-size-complex="11pt" style:font-style-complex="italic"/>
    </style:style>
    <style:style style:name="T18"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19" style:family="text">
      <style:text-properties style:font-name="Arial" fo:font-size="11pt" fo:font-style="normal" fo:font-weight="bold" officeooo:rsid="001c72d2" style:font-size-asian="11pt" style:font-style-asian="normal" style:font-weight-asian="bold" style:font-size-complex="11pt" style:font-style-complex="normal" style:font-weight-complex="bold"/>
    </style:style>
    <style:style style:name="T20" style:family="text">
      <style:text-properties style:font-name="Arial" fo:font-size="11pt" fo:font-style="normal" style:font-size-asian="11pt" style:font-style-asian="normal" style:font-size-complex="11pt" style:font-style-complex="normal"/>
    </style:style>
    <style:style style:name="T21" style:family="text">
      <style:text-properties style:font-name="Arial" fo:font-size="11pt" fo:font-style="normal" officeooo:rsid="001c72d2" style:font-size-asian="11pt" style:font-style-asian="normal" style:font-size-complex="11pt" style:font-style-complex="normal"/>
    </style:style>
    <style:style style:name="T22" style:family="text">
      <style:text-properties style:font-name="Arial" fo:font-size="11pt" style:font-size-asian="11pt" style:font-size-complex="11pt"/>
    </style:style>
    <style:style style:name="T23" style:family="text">
      <style:text-properties style:font-name="Arial" fo:font-size="11pt" officeooo:rsid="001c72d2" style:font-size-asian="11pt" style:font-size-complex="11pt"/>
    </style:style>
    <style:style style:name="T24" style:family="text">
      <style:text-properties style:font-name="Arial" fo:font-size="11pt" fo:font-weight="bold" style:font-size-asian="11pt" style:font-weight-asian="bold" style:font-size-complex="11pt" style:font-weight-complex="bold"/>
    </style:style>
    <style:style style:name="T25" style:family="text">
      <style:text-properties style:font-name="Arial" fo:font-size="11pt" fo:font-weight="bold" officeooo:rsid="001c72d2" style:font-size-asian="11pt" style:font-weight-asian="bold" style:font-size-complex="11pt" style:font-weight-complex="bold"/>
    </style:style>
    <style:style style:name="T26" style:family="text">
      <style:text-properties style:font-name="Arial" fo:font-style="italic" style:font-style-asian="italic"/>
    </style:style>
    <style:style style:name="T27" style:family="text">
      <style:text-properties style:font-name="Arial" fo:font-style="italic" officeooo:rsid="001c72d2" style:font-style-asian="italic"/>
    </style:style>
    <style:style style:name="T28" style:family="text">
      <style:text-properties style:font-name="Arial" fo:font-style="italic" fo:font-weight="bold" officeooo:rsid="001c72d2" style:font-style-asian="italic" style:font-weight-asian="bold" style:font-weight-complex="bold"/>
    </style:style>
    <style:style style:name="T29" style:family="text">
      <style:text-properties style:font-name="Arial" fo:font-style="normal" fo:font-weight="bold" style:font-style-asian="normal" style:font-weight-asian="bold" style:font-style-complex="normal" style:font-weight-complex="bold"/>
    </style:style>
    <style:style style:name="T30" style:family="text">
      <style:text-properties style:font-name="Times New Roman" fo:font-size="9pt" fo:font-weight="bold" style:font-size-asian="9pt" style:font-weight-asian="bold" style:font-size-complex="18pt"/>
    </style:style>
    <style:style style:name="fr1" style:family="graphic" style:parent-style-name="Graphics">
      <style:graphic-properties style:wrap="parallel" style:number-wrapped-paragraphs="no-limit" style:wrap-contour="true" style:wrap-contour-mode="outside" style:vertical-pos="from-top" style:vertical-rel="paragraph" style:horizontal-pos="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stituto Tecnico Industriale Statale </text:p>
      <text:p text:style-name="P1"><text:s text:c="2"/>“G. B. Pentasuglia”</text:p>
      <text:p text:style-name="P1">Matera</text:p>
      <text:p text:style-name="P3"/>
      <text:p text:style-name="P3"/>
      <text:p text:style-name="P6"><text:span text:style-name="Car._20_predefinito_20_paragrafo"><text:span text:style-name="T1">Biglietto di riammissione per giustificazione ritardo</text:span></text:span></text:p>
      <text:p text:style-name="P4"/>
      <text:p text:style-name="P5"/>
      <text:p text:style-name="P7"><text:span text:style-name="Car._20_predefinito_20_paragrafo"><text:span text:style-name="T2">L’alunno </text:span></text:span><text:span text:style-name="Car._20_predefinito_20_paragrafo"><text:span text:style-name="T7"><text:text-input text:description="">$alunno.Name</text:text-input></text:span></text:span><text:span text:style-name="Car._20_predefinito_20_paragrafo"><text:span text:style-name="T8"><text:s/></text:span></text:span><text:span text:style-name="Car._20_predefinito_20_paragrafo"><text:span text:style-name="T7"><text:text-input text:description="">$alunno.Surname</text:text-input></text:span></text:span></text:p>
      <text:p text:style-name="P7"><text:span text:style-name="Car._20_predefinito_20_paragrafo"><text:span text:style-name="T2">della classe </text:span></text:span><text:span text:style-name="Car._20_predefinito_20_paragrafo"><text:span text:style-name="T4"><text:text-input text:description="">$alunno.Classe</text:text-input></text:span></text:span><text:span text:style-name="Car._20_predefinito_20_paragrafo"><text:span text:style-name="T2"><text:s/>sez. </text:span></text:span><text:span text:style-name="Car._20_predefinito_20_paragrafo"><text:span text:style-name="T7"><text:text-input text:description="">$alunno.Sezione</text:text-input></text:span></text:span></text:p>
      <text:p text:style-name="P2">avendo giustificato il ritardo di oggi può essere riammesso alla scuola.</text:p>
      <text:p text:style-name="P2"/>
      <text:p text:style-name="P7"><text:span text:style-name="Car._20_predefinito_20_paragrafo"><text:span text:style-name="T20">Questo è il </text:span></text:span><text:span text:style-name="Car._20_predefinito_20_paragrafo"><text:span text:style-name="T18"><text:text-input text:description="">$alunno.Delays</text:text-input></text:span></text:span><text:span text:style-name="Car._20_predefinito_20_paragrafo"><text:span text:style-name="T20"><text:s/>ritardo.</text:span></text:span></text:p>
      <text:p text:style-name="P14"><text:span text:style-name="Car._20_predefinito_20_paragrafo"><text:span text:style-name="T21">Orario ingresso: </text:span></text:span><text:span text:style-name="Car._20_predefinito_20_paragrafo"><text:span text:style-name="T19"><text:text-input text:description="">$alunno.Time</text:text-input></text:span></text:span><text:span text:style-name="Car._20_predefinito_20_paragrafo"><text:span text:style-name="T19">.</text:span></text:span></text:p>
      <text:p text:style-name="P8"/>
      <text:p text:style-name="P7"><text:span text:style-name="Car._20_predefinito_20_paragrafo"><text:span text:style-name="T2">Addì </text:span></text:span><text:span text:style-name="Car._20_predefinito_20_paragrafo"><text:span text:style-name="T6"><text:text-input text:description="">$alunno.Data</text:text-input></text:span></text:span></text:p>
      <text:p text:style-name="P15"/>
      <text:p text:style-name="Standard"/>
      <text:p text:style-name="P10"/>
      <text:p text:style-name="P9"><text:span text:style-name="Car._20_predefinito_20_paragrafo"><text:span text:style-name="T30">IL DIRIGENTE SCOLASTICO</text:span></text:span></text:p>
      <text:p text:style-name="P11"><text:span text:style-name="Car._20_predefinito_20_paragrafo"><text:span text:style-name="T30"><text:s text:c="11"/>___________________________</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ocumentMap" style:family="paragraph">
      <style:paragraph-properties fo:hyphenation-ladder-count="no-limit" style:vertical-align="auto"/>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it" style:country-asian="IT" style:font-name-complex="Times New Roman" style:font-family-complex="'Times New Roman'" style:font-family-generic-complex="roman" style:font-pitch-complex="variable" style:font-size-complex="10pt" style:language-complex="ar" style:country-complex="SA"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style:font-name-complex="Mangal" style:font-family-complex="Mangal" style:font-family-generic-complex="roman" style:font-pitch-complex="variable" style:font-size-complex="10.5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iè_20_di_20_pagina_20_Carattere" style:display-name="Piè di pagina Carattere" style:family="text" style:parent-style-name="Car._20_predefinito_20_paragrafo">
      <style:text-properties style:font-name-complex="Mangal" style:font-family-complex="Mangal" style:font-family-generic-complex="roman" style:font-pitch-complex="variable" style:font-size-complex="10.5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true" style:wrap-contour-mode="outside" style:vertical-pos="from-top" style:vertical-rel="paragraph" style:horizontal-pos="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0.502cm" fo:page-height="14.803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draw:frame draw:style-name="Mfr1" draw:name="Immagine 1" text:anchor-type="paragraph" svg:x="0.413cm" svg:y="0.713cm" svg:width="1.799cm" style:rel-width="scale" svg:height="1.773cm" style:rel-height="scale" draw:z-index="0"><draw:image xlink:href="Pictures/10000000000001960000019013E216F0C8E9A914.jpg" xlink:type="simple" xlink:show="embed" xlink:actuate="onLoad" loext:mime-type="image/jpeg"/><draw:contour-polygon svg:width="8.636cm" svg:height="7.353cm" svg:viewBox="0 0 8636 7353" draw:points="3769,1630 3743,1657 3716,1684 3716,1711 3689,1737 3662,1764 3662,1791 3636,1818 3636,1844 3609,1871 3582,1898 3582,1925 3555,1951 3529,1978 3502,2005 3101,2032 3074,2058 3047,2085 3047,2112 3021,2139 2994,2165 2994,2192 2967,2219 2967,2245 2941,2272 2914,2299 2914,2326 2887,2352 2887,2379 2860,2406 2834,2433 2834,2459 2807,2486 2807,2513 2780,2540 2753,2566 2753,2593 2727,2620 2700,2647 2700,2673 2673,2700 2673,2727 2646,2753 2620,2780 2620,2807 2593,2834 2593,2860 2566,2887 2539,2914 2539,2941 2513,2967 2513,2994 2486,3021 2459,3048 2459,3074 2433,3101 2406,3128 2406,3155 2379,3181 2379,3208 2352,3235 2326,3261 2326,3288 2299,3315 2299,3342 2272,3368 2245,3395 2245,3422 2219,3449 2219,3475 2192,3502 2165,3529 2165,3556 2138,3582 2112,3609 2112,3636 2085,3663 2085,3689 2058,3716 2031,3743 2031,3769 2005,3796 2005,3823 1978,3850 1951,3876 1951,3903 1925,3930 1925,3957 1898,3983 1871,4010 1871,4037 1844,4064 1818,4090 1818,4117 1791,4144 1791,4171 1764,4197 1737,4224 1737,4251 1711,4278 1711,4304 1684,4331 1657,4358 1657,4384 1630,4411 1630,4438 1604,4465 1577,4491 1577,4518 1550,4545 1523,4572 1523,4598 1497,4625 1497,4652 1470,4679 1443,4705 1443,4732 1417,4759 1417,4786 1390,4812 1363,4839 1363,4866 1336,4892 1336,4919 1310,4946 1283,4973 1283,4999 1256,5026 1229,5053 1229,5080 1203,5106 1203,5133 1176,5160 1149,5187 1149,5213 1122,5240 1122,5267 1096,5294 1096,5320 1096,5347 1096,5374 1122,5400 1122,5427 1149,5454 1149,5481 1176,5507 1203,5534 1203,5561 1229,5588 1256,5614 1256,5641 1283,5668 1283,5695 1310,5721 1336,5748 1336,5775 1363,5802 1363,5828 1390,5855 1417,5882 1417,5908 1443,5935 1443,5962 1470,5989 1497,6015 1497,6042 1523,6069 1550,6096 1550,6122 1577,6149 1577,6176 1604,6203 1630,6229 1630,6256 1657,6283 1657,6310 1684,6336 1711,6363 1711,6390 1737,6417 1737,6443 1764,6470 1791,6497 1791,6523 1818,6550 1844,6577 1844,6604 1871,6630 1871,6657 1898,6684 1925,6711 1925,6737 1951,6764 1951,6791 1978,6818 2005,6844 2005,6871 2031,6898 2031,6925 2058,6951 2085,6978 2085,7005 2112,7031 2138,7058 2138,7085 2165,7112 2165,7138 2192,7165 2219,7192 2219,7219 2245,7245 2245,7272 2272,7299 2299,7326 2299,7352 2326,7379 2326,7406 2352,7433 2379,7459 2379,7486 2406,7513 2433,7539 2433,7566 2459,7593 2459,7620 2486,7646 2513,7673 2513,7700 2539,7727 2539,7753 2566,7780 2593,7807 2593,7834 2620,7860 2646,7887 2646,7914 2673,7941 2673,7967 2700,7994 2727,8021 2727,8047 2753,8074 2753,8101 2780,8128 2807,8154 2807,8181 2834,8208 2834,8235 2860,8261 2887,8288 2887,8315 2914,8342 2941,8368 2941,8395 2967,8422 2967,8449 2994,8475 3021,8502 3021,8529 3047,8556 3047,8582 3074,8609 3101,8636 3582,8662 3609,8689 3636,8716 3636,8743 3662,8769 3662,8796 3689,8823 3716,8850 3716,8876 3743,8903 3743,8930 3769,8957 3796,8983 7887,8983 7913,8957 7913,8930 7940,8903 7967,8876 7967,8850 7994,8823 7994,8796 8020,8769 8020,8743 8047,8716 8074,8689 8074,8662 8101,8636 8101,8609 8127,8582 8127,8556 8154,8529 8154,8502 8181,8475 8208,8449 8208,8422 8234,8395 8234,8368 8261,8342 8261,8315 8288,8288 8315,8261 8315,8235 8341,8208 8341,8181 8368,8154 8368,8128 8395,8101 8395,8074 8421,8047 8448,8021 8448,7994 8475,7967 8475,7941 8502,7914 8502,7887 8528,7860 8555,7834 8555,7807 8582,7780 8582,7753 8609,7727 8609,7700 8635,7673 8635,7646 8662,7620 8689,7593 8689,7566 8716,7539 8716,7513 8742,7486 8742,7459 8769,7433 8796,7406 8796,7379 8823,7352 8823,7326 8849,7299 8849,7272 8876,7245 8903,7219 8903,7192 8929,7165 8929,7138 8956,7112 8956,7085 8983,7058 8983,7031 9010,7005 9036,6978 9036,6951 9063,6925 9063,6898 9090,6871 9090,6844 9117,6818 9143,6791 9143,6764 9170,6737 9170,6711 9197,6684 9197,6657 9224,6630 9224,6604 9250,6577 9277,6550 9277,6523 9304,6497 9304,6470 9331,6443 9331,6417 9357,6390 9384,6363 9384,6336 9411,6310 9411,6283 9437,6256 9437,6229 9464,6203 9464,6176 9491,6149 9518,6122 9518,6096 9544,6069 9544,6042 9571,6015 9571,5989 9598,5962 9625,5935 9625,5908 9651,5882 9651,5855 9678,5828 9678,5802 9705,5775 9732,5748 9732,5721 9732,5695 9732,5668 9732,5641 9705,5614 9705,5588 9678,5561 9678,5534 9651,5507 9651,5481 9625,5454 9598,5427 9598,5400 9571,5374 9571,5347 9544,5320 9544,5294 9544,5267 9544,5240 9571,5213 9598,5187 9598,5160 9625,5133 9625,5106 9651,5080 9651,5053 9678,5026 9705,4999 9705,4973 9705,4946 9705,4919 9705,4892 9678,4866 9678,4839 9651,4812 9651,4786 9625,4759 9625,4732 9598,4705 9571,4679 9571,4652 9544,4625 9544,4598 9518,4572 9518,4545 9491,4518 9491,4491 9464,4465 9437,4438 9437,4411 9411,4384 9411,4358 9384,4331 9384,4304 9357,4278 9331,4251 9331,4224 9304,4197 9304,4171 9277,4144 9277,4117 9250,4090 9250,4064 9224,4037 9197,4010 9197,3983 9170,3957 9170,3930 9143,3903 9143,3876 9117,3850 9090,3823 9090,3796 9063,3769 9063,3743 9036,3716 9036,3689 9010,3663 9010,3636 8983,3609 8956,3582 8956,3556 8929,3529 8929,3502 8903,3475 8903,3449 8876,3422 8849,3395 8849,3368 8823,3342 8823,3315 8796,3288 8796,3261 8769,3235 8742,3208 8742,3181 8716,3155 8716,3128 8689,3101 8689,3074 8662,3048 8662,3021 8635,2994 8609,2967 8609,2941 8582,2914 8582,2887 8555,2860 8555,2834 8528,2807 8502,2780 8502,2753 8475,2727 8475,2700 8448,2673 8448,2647 8421,2620 8421,2593 8395,2566 8368,2540 8368,2513 8341,2486 8341,2459 8315,2433 8315,2406 8288,2379 8261,2352 8261,2326 8234,2299 8234,2272 8208,2245 8208,2219 8181,2192 8181,2165 8154,2139 8127,2112 8127,2085 8101,2058 8101,2032 8074,2005 8074,1978 8047,1951 8020,1925 8020,1898 7994,1871 7994,1844 7967,1818 7967,1791 7940,1764 7913,1737 7913,1711 7887,1684 7887,1657 7860,1630" draw:recreate-on-edit="true"/></draw:frame><draw:frame draw:style-name="Mfr2" draw:name="Immagine 2" text:anchor-type="paragraph" svg:y="0.882cm" svg:width="1.191cm" style:rel-width="scale" svg:height="1.339cm" style:rel-height="scale" draw:z-index="1"><draw:image xlink:href="Pictures/10000000000000D4000000EE0BEAD2F941EDA042.png" xlink:type="simple" xlink:show="embed" xlink:actuate="onLoad" loext:mime-type="image/png"/></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title/>
    <meta:initial-creator>studente</meta:initial-creator>
    <meta:creation-date>2019-09-25T07:44:00Z</meta:creation-date>
    <dc:date>2020-01-22T11:12:24.522000000</dc:date>
    <meta:editing-cycles>8</meta:editing-cycles>
    <meta:editing-duration>PT6M46S</meta:editing-duration>
    <meta:document-statistic meta:table-count="0" meta:image-count="2" meta:object-count="0" meta:page-count="1" meta:paragraph-count="12" meta:word-count="62" meta:character-count="431" meta:non-whitespace-character-count="382"/>
    <meta:template xlink:type="simple" xlink:actuate="onRequest" xlink:title="" xlink:href="Normal.dotm"/>
  </office:meta>
</office:document-meta>
</file>